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automatic-styles>
    <style:style style:name="P1" style:family="paragraph" style:parent-style-name="Quotations">
      <style:text-properties officeooo:paragraph-rsid="0005f256"/>
    </style:style>
    <style:style style:name="P2" style:family="paragraph" style:parent-style-name="Quotations">
      <style:paragraph-properties fo:margin-left="1.5752in" fo:margin-right="1.5752in" fo:text-indent="0in" style:auto-text-indent="false"/>
      <style:text-properties officeooo:paragraph-rsid="0005f256"/>
    </style:style>
    <style:style style:name="P3" style:family="paragraph" style:parent-style-name="Quotations">
      <style:paragraph-properties fo:margin-left="0.7874in" fo:margin-right="0.7874in" fo:margin-top="0in" fo:margin-bottom="0.1965in" style:contextual-spacing="false" fo:text-indent="0in" style:auto-text-indent="false"/>
      <style:text-properties fo:font-weight="bold" officeooo:rsid="00042c12" officeooo:paragraph-rsid="0005f256" style:font-weight-asian="bold" style:font-weight-complex="bold"/>
    </style:style>
    <style:style style:name="P4" style:family="paragraph" style:parent-style-name="Quotations">
      <style:paragraph-properties fo:margin-left="0.7874in" fo:margin-right="0.7874in" fo:margin-top="0in" fo:margin-bottom="0.1965in" style:contextual-spacing="false" fo:text-indent="0in" style:auto-text-indent="false"/>
      <style:text-properties fo:font-weight="bold" officeooo:rsid="00042c12" officeooo:paragraph-rsid="0007bacf" style:font-weight-asian="bold" style:font-weight-complex="bold"/>
    </style:style>
    <style:style style:name="P5" style:family="paragraph" style:parent-style-name="Quotations">
      <style:paragraph-properties fo:margin-top="0in" fo:margin-bottom="0.1965in" style:contextual-spacing="false"/>
      <style:text-properties fo:font-weight="normal" officeooo:rsid="00042c12" officeooo:paragraph-rsid="0007bacf" style:font-weight-asian="normal" style:font-weight-complex="normal"/>
    </style:style>
    <style:style style:name="P6" style:family="paragraph" style:parent-style-name="Standard">
      <style:paragraph-properties fo:margin-top="0in" fo:margin-bottom="0.1965in" style:contextual-spacing="false"/>
    </style:style>
    <style:style style:name="P7" style:family="paragraph" style:parent-style-name="Standard">
      <style:text-properties officeooo:rsid="00042c12" officeooo:paragraph-rsid="00042c12"/>
    </style:style>
    <style:style style:name="P8" style:family="paragraph" style:parent-style-name="Standard">
      <style:text-properties officeooo:rsid="00042c12" officeooo:paragraph-rsid="0005f256"/>
    </style:style>
    <style:style style:name="P9" style:family="paragraph" style:parent-style-name="Standard">
      <style:text-properties officeooo:rsid="00042c12" officeooo:paragraph-rsid="0007bacf"/>
    </style:style>
    <style:style style:name="P10" style:family="paragraph" style:parent-style-name="Standard">
      <style:paragraph-properties fo:margin-top="0in" fo:margin-bottom="0.1965in" style:contextual-spacing="false"/>
      <style:text-properties fo:font-weight="bold" officeooo:rsid="00042c12" officeooo:paragraph-rsid="00042c12" style:font-weight-asian="bold" style:font-weight-complex="bold"/>
    </style:style>
    <style:style style:name="P11" style:family="paragraph" style:parent-style-name="Standard">
      <style:text-properties fo:font-weight="bold" officeooo:rsid="00042c12" officeooo:paragraph-rsid="0005f256" style:font-weight-asian="bold" style:font-weight-complex="bold"/>
    </style:style>
    <style:style style:name="P12" style:family="paragraph" style:parent-style-name="Standard">
      <style:paragraph-properties fo:margin-top="0in" fo:margin-bottom="0.1965in" style:contextual-spacing="false"/>
      <style:text-properties fo:font-weight="bold" officeooo:rsid="00042c12" officeooo:paragraph-rsid="0005f256" style:font-weight-asian="bold" style:font-weight-complex="bold"/>
    </style:style>
    <style:style style:name="P13" style:family="paragraph" style:parent-style-name="Standard">
      <style:text-properties fo:font-weight="bold" officeooo:rsid="00042c12" officeooo:paragraph-rsid="0007bacf" style:font-weight-asian="bold" style:font-weight-complex="bold"/>
    </style:style>
    <style:style style:name="P14" style:family="paragraph" style:parent-style-name="Standard">
      <style:text-properties officeooo:paragraph-rsid="00042c12"/>
    </style:style>
    <style:style style:name="P15" style:family="paragraph" style:parent-style-name="Standard">
      <style:text-properties officeooo:paragraph-rsid="0005f256"/>
    </style:style>
    <style:style style:name="P16" style:family="paragraph" style:parent-style-name="Standard">
      <style:text-properties officeooo:paragraph-rsid="0007bacf"/>
    </style:style>
    <style:style style:name="P17" style:family="paragraph" style:parent-style-name="Standard">
      <style:paragraph-properties fo:margin-top="0in" fo:margin-bottom="0.1965in" style:contextual-spacing="false"/>
      <style:text-properties officeooo:paragraph-rsid="0007bacf"/>
    </style:style>
    <style:style style:name="T1" style:family="text">
      <style:text-properties officeooo:rsid="00042c12"/>
    </style:style>
    <style:style style:name="T2" style:family="text">
      <style:text-properties fo:font-weight="bold" style:font-weight-asian="bold" style:font-weight-complex="bold"/>
    </style:style>
    <style:style style:name="T3" style:family="text">
      <style:text-properties fo:font-weight="bold" officeooo:rsid="00042c1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5f256" style:font-weight-asian="normal" style:font-weight-complex="normal"/>
    </style:style>
    <style:style style:name="T6" style:family="text">
      <style:text-properties fo:color="#c9211e" loext:opacity="1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022-08-04</text:p>
      <text:p text:style-name="P15"/>
      <text:p text:style-name="P12"><text:span text:style-name="T4">Καλησπέρα,<text:line-break/><text:line-break/>Σας στέλνω τα πρώτα αποτελέσματα όπως είχαμε πει. Δυστυχώς το κόλπο με τη διάσταση δε δούλεψε (να βάλουμε 39, 39 αντί για 40, 40) στις γραμμές εκπομπής που μου είπατε. Δοκίμασα όλους τους πιθανούς συνδυασμούς αλλά μου βγάζει ή 'out of bounds error' που σημαίνει ότι είναι μικρή η διάσταση για τους υπολογισμούς που κάνει ή η τελική εικόνα θα είναι 41*41. Οπότε αποφάσισα να αφήσω τη τελική εικόνα να έχει μέγεθος 41*41 και κάνω στην αρχική (χωρίς τα missing data) zero padding πάνω και αριστερά ώστε να μπορώ να κάνω την αφαίρεση. Νομίζω ότι η μια σειρά και στήλη που προστίθεται δεν αλλάζει την θέση του νεφελώματος για να παίρνουμε λάθος αποτελέσματα κατά την αφαίρεση, αλλά αν σκεφτώ/βρω κάτι καλύτερο θα το διορθώσω ή αν έχετε εσείς κάποια άλλη ιδέα να μου προτείνετε.<text:line-break/><text:line-break/>Στο zip εκτός από τα fits με τις διαφορές (original - restored, αυτή η αφαίρεση μου φάνηκε σωστή), υπάρχουν και τα plots και αρχεία από τον R κώδικα. </text:span><text:span text:style-name="T5">(first_results.zip)</text:span><text:line-break/><text:line-break/></text:p>
      <text:p text:style-name="P17">On <text:span text:style-name="T2">2022-08-11</text:span> 19:41, Σταύρος Άκρας wrote:</text:p>
      <text:p text:style-name="P5">Καποια στιγμη, οποτε μπορεσεις μπορεις να μου στειλει και το<text:line-break/>verbose=true τι σου δινει?</text:p>
      <text:p text:style-name="P11">2022-08-09</text:p>
      <text:p text:style-name="P8"/>
      <text:p text:style-name="P15"><text:span text:style-name="T1">Καλησπέρα σας,<text:line-break/><text:line-break/>Το error που μου βγάζει είναι το παρακάτω:<text:line-break/><text:line-break/>"Error in inla.inlaprogram.has.crashed() :<text:line-break/>  The inla-program exited with an error. Unless you interupted it yourself, please rerun with verbose=TRUE and check the output carefully.<text:line-break/>  If this does not help, please contact the developers at &lt;</text:span><text:a xlink:type="simple" xlink:href="mailto:help@r-inla.org" text:style-name="Internet_20_link" text:visited-style-name="Visited_20_Internet_20_Link"><text:span text:style-name="T1">help@r-inla.org</text:span></text:a><text:span text:style-name="T1">&gt;."<text:line-break/><text:line-break/>και φαίνεται να σταματάει στην εντολή<text:line-break/><text:line-break/>"massinla &lt;- stationary_inla(x[valid],y[valid],mass[valid],xsize=dim[2],cutoff=1,<text:line-break/>             ysize=dim[1],weight=mass[valid],shape='none')"<text:line-break/><text:line-break/>του Run_INLA.R αρχείου. Ελπίζω να βοηθήσει!<text:line-break/><text:line-break/>---<text:line-break/>Με εκτίμηση,<text:line-break/>Κωνσταντίνα Υφαντή<text:line-break/><text:line-break/></text:span><text:line-break/><text:line-break/><text:soft-page-break/><text:line-break/>Στις <text:span text:style-name="T2">2022-08-08 </text:span>18:38, st1054972 έγραψε:</text:p>
      <text:p text:style-name="P3"><text:span text:style-name="T4">Καλησπέρα κ. Άκρα,<text:line-break/><text:line-break/><text:line-break/>Ήθελα να σας πω ότι προσπαθώντας να επαναλάβω τη διαδικασία για το<text:line-break/>ελλειπτικό νεφέλωμα πέφτω σε ένα error που δεν ξέρω πως να το<text:line-break/>αντιμετωπίσω. Ουσιαστικά κρασάρει το INLA, δίνει στο μήνυμα που<text:line-break/>επιστρέφει μια οδηγία να τρέξω τη συνάρτηση με όρισμα 'verbose=true'<text:line-break/>και να μελετήσω αυτά που θα επιστρέψει, το οποίο το δοκίμασα αλλά δεν<text:line-break/>παίρνω κάποια πληροφορία που να με βοηθάει. Σκέφτηκα, οπότε, αν<text:line-break/>μπορείτε να τους στείλετε ένα email πως για εικόνες μεγέθους 250*310 ο<text:line-break/>κώδικας κάνει crash, <text:line-break/><text:line-break/>---<text:line-break/>Με εκτίμηση,</text:span><text:line-break/><text:span text:style-name="T4">Κωνσταντίνα Υφαντή<text:line-break/></text:span><text:line-break/><text:line-break/></text:p>
      <text:p text:style-name="P13">2022-08-14</text:p>
      <text:p text:style-name="P16"/>
      <text:p text:style-name="P17">Καλησπέρα κ. Άκρα,<text:line-break/><text:line-break/>Δεν σας απάντησα νωρίτερα γιατί δεν είχα πάρει το λάπτοπ στις διακοπές μου, όμως γύρισα εχτές και το έτρεξα πάλι με verbose = true. Τα αποτελέσματα τα έβαλα σε αυτό το txt γιατί είναι πολλά. Στην αρχή είναι η εντολή από το αρχείο RUN_INLA.R που καλεί και τις συναρτήσεις από το άλλο αρχείο και δημιουργεί το πρόβλημα. Το είχα αφήσει περίπου 2 ώρες δεν τύπωσε κάτι επιπλέον. Το όρισμα verbose = true το έχω βάλει στην γραμμή 145 του αρχείου inla_fct.r στην συνάρτηση<text:line-break/><text:line-break/>"#result<text:line-break/> res &lt;- inla(par ~ 0 + m  +f(i, model=spde),<text:line-break/>    data=inla.stack.data(stk), control.predictor=list(A=inla.stack.A(stk)),<text:line-break/>    scale=epar, verbose=TRUE)"<text:line-break/><text:line-break/>Σε παρόμοια errors που βρήκα όταν το έψαξα εκεί είδα ότι το χρησιμοποιούν.<text:line-break/><text:line-break/>---<text:line-break/>Με εκτίμηση,<text:line-break/>Κωνσταντίνα Υφαντή<text:line-break/><text:line-break/><text:span text:style-name="T3"><text:line-break/></text:span></text:p>
      <text:p text:style-name="P10"/>
      <text:p text:style-name="P10"/>
      <text:p text:style-name="P10"><text:soft-page-break/></text:p>
      <text:p text:style-name="P13">2022-08-19</text:p>
      <text:p text:style-name="P9"/>
      <text:p text:style-name="P16"><text:span text:style-name="T1">Καλησπέρα σας,<text:line-break/><text:line-break/>Αυτό που είχα σκεφτεί είναι να τους πούμε πως ενώ ο κώδικας τους δουλεύει κανονικά για maps μεγέθους 40*40, για είσοδο μεγέθους 250*310 μας βγάζει error "inla has crashed" όταν το πρόγραμμα φτάσει σε αυτή τη συνάρτηση:<text:line-break/><text:line-break/>"massinla &lt;- stationary_inla(x[valid],y[valid],mass[valid],xsize=dim[2],cutoff=1, ysize=dim[1],weight=mass[valid],shape='none')".<text:line-break/><text:line-break/>Στο paper τους δεν έχω διαβάσει κάπου για περιορισμό για το μέγεθος των εικόνων εισόδου, οπότε μήπως χρειάζεται κάποια αλλαγή στο κώδικα τους που δεν έχω βρει ή είναι θέμα της inla βιβλιοθήκης;<text:line-break/><text:line-break/>Πώς σας φαίνεται;<text:line-break/><text:line-break/>---<text:line-break/>Με εκτίμηση,<text:line-break/>Κωνσταντίνα Υφαντή<text:line-break/></text:span><text:line-break/><text:line-break/><text:line-break/>Στις <text:span text:style-name="T2">2022-08-18</text:span> 14:43, st1054972 έγραψε:</text:p>
      <text:p text:style-name="P4"><text:span text:style-name="T4">Καλησπέρα κ. Άκρα,<text:line-break/><text:line-break/>Δεν σας απάντησα νωρίτερα γιατί δεν είχα πάρει το λάπτοπ στις διακοπές<text:line-break/>μου, όμως γύρισα εχτές και το έτρεξα πάλι με verbose = true. Τα<text:line-break/>αποτελέσματα τα έβαλα σε αυτό το txt γιατί είναι πολλά. Στην αρχή<text:line-break/>είναι η εντολή από το αρχείο RUN_INLA.R που καλεί και τις συναρτήσεις<text:line-break/>από το άλλο αρχείο και δημιουργεί το πρόβλημα. Το είχα αφήσει περίπου<text:line-break/>2 ώρες δεν τύπωσε κάτι επιπλέον. Το όρισμα verbose = true το έχω βάλει<text:line-break/>στην γραμμή 145 του αρχείου inla_fct.r στην συνάρτηση<text:line-break/><text:line-break/>"#result<text:line-break/> res &lt;- inla(par ~ 0 + m  +f(i, model=spde),<text:line-break/>    data=inla.stack.data(stk), control.predictor=list(A=inla.stack.A(stk)),<text:line-break/>    scale=epar, verbose=TRUE)"<text:line-break/><text:line-break/>Σε παρόμοια errors που βρήκα όταν το έψαξα εκεί είδα ότι το χρησιμοποιούν.<text:line-break/><text:line-break/>---<text:line-break/>Με εκτίμηση,<text:line-break/>Κωνσταντίνα Υφαντή</text:span><text:line-break/><text:line-break/><text:line-break/><text:line-break/></text:p>
      <text:p text:style-name="P10"><text:soft-page-break/>2022-08-29</text:p>
      <text:p text:style-name="P6">Καλημέρα κ. Άκρα,<text:line-break/><text:line-break/>Τέλεια, πολύ ευγενικό εκ μέρους του. Τον ευχαριστώ πολύ για τη βοήθεια. Τη Παρασκευή δοκίμασα αυτό που είπαμε με το μικρότερο μέγεθος εικόνων αλλά δυστυχώς δεν δούλεψε, οπότε περίμενα μήπως σας έλεγε κάτι επιπλέον ο Santiago.<text:line-break/><text:line-break/>Θα δω τι αλλαγές έκανε και θα δοκιμάσω και με τις υπόλοιπες γραμμές που είχαμε πει.<text:line-break/>Αν δουλέψει θα φτιάξω και τα missing data blocks στις άκρες. Αν όλα πάνε καλά, μέχρι το τέλος της ημέρας πιστεύω θα τα έχω ολοκληρώσει και θα σας στείλω.<text:line-break/><text:line-break/><text:line-break/><text:line-break/>On 2022-08-28 22:48, Σταύρος Άκρας wrote:</text:p>
      <text:p text:style-name="P1">Γεια σου Κωνσταντινα,<text:line-break/><text:line-break/>Οχι μονο μας απαντησε αλλα μασ βοήθησε να λυσουμε το προβλημα.<text:line-break/>Οπως θα διαβασεις και στην απαντηση του δεν ηταν κατι ευκολο<text:line-break/><text:line-break/>Χρειάστηκε να αλλάξει και κατι στον κωδικα, δεν το εχω δει ακομα αυτο<text:line-break/>αλλα η εικόνα που μας εστειλε για συγκριση ειναι πολύ καλή</text:p>
      <text:p text:style-name="P1"><text:line-break/>Σταυρος<text:line-break/><text:line-break/><text:span text:style-name="T2">Hi Stavros,<text:line-break/><text:line-break/>Ok, I think I finally managed to solve this issue, it wasn't that easy<text:line-break/>but looks fine now, I think.<text:line-break/><text:line-break/>See this file called "</text:span><text:span text:style-name="T6">stavros.R</text:span><text:span text:style-name="T2">", this one uses the function<text:line-break/></text:span><text:span text:style-name="T6">"inla_fct.R</text:span><text:span text:style-name="T2">" which in principle you shouldn't need to change (although I<text:line-break/>just changed it, haha).<text:line-break/>First thing that I did was to work in log space since you have a lot of<text:line-break/>magnitude changes in your map, you can later after INLA go back to<text:line-break/>normal space. This removed the initial crash but had another problem<text:line-break/>afterwards. For that I had to change the tolerance parameter (see<text:line-break/></text:span><text:a xlink:type="simple" xlink:href="https://rdrr.io/github/andrewzm/INLA/man/control.inla.html" office:target-frame-name="_blank" xlink:show="new" text:style-name="Internet_20_link" text:visited-style-name="Visited_20_Internet_20_Link"><text:span text:style-name="T2">https://rdrr.io/github/andrewzm/INLA/man/control.inla.html</text:span></text:a><text:span text:style-name="T2">) to a smaller<text:line-break/>value of 1e-6 (default was 0.005). It's all in the file in principle,<text:line-break/>but let me know if anything is unclear.<text:line-break/><text:line-break/>Very cool image btw!! 😉<text:line-break/>This one is log:</text:span><text:line-break/>Cheers, Santiago</text:p>
      <text:p text:style-name="Standard"/>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12:56:36.724837154</meta:creation-date>
    <dc:date>2024-01-09T13:15:29.362550000</dc:date>
    <meta:editing-duration>PT7M52S</meta:editing-duration>
    <meta:editing-cycles>3</meta:editing-cycles>
    <meta:generator>LibreOffice/7.2.7.2$Linux_X86_64 LibreOffice_project/20$Build-2</meta:generator>
    <meta:document-statistic meta:table-count="0" meta:image-count="0" meta:object-count="0" meta:page-count="4" meta:paragraph-count="16" meta:word-count="949" meta:character-count="6100" meta:non-whitespace-character-count="5074"/>
  </office:meta>
</office:document-meta>
</file>